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3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537" calcext:value-type="float">
            <text:p>3537</text:p>
          </table:table-cell>
        </table:table-row>
      </table:table>
      <table:table table:name="C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œud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rc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cé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table:formula="of:=[.B2]-[.B1]+2*[.B3]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(t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(d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ngueur du programme</text:p>
          </table:table-cell>
          <table:table-cell table:formula="of:=SUM([.B2];[.B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ocabulaire du programme</text:p>
          </table:table-cell>
          <table:table-cell table:formula="of:=SUM([.B1];[.B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table:style-name="ce2" table:formula="of:=[.B5] * LOG([.B6];2)" office:value-type="float" office:value="98.0991081900082" calcext:value-type="float">
            <text:p>98,0991081900082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table:style-name="ce2" table:formula="of:=([.B1] / 2) * ([.B4] / [.B3])" office:value-type="float" office:value="5.625" calcext:value-type="float">
            <text:p>5,62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table:style-name="ce2" table:formula="of:=[.B8] * [.B7]" office:value-type="float" office:value="551.807483568796" calcext:value-type="float">
            <text:p>551,807483568796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" office:value-type="string" calcext:value-type="string">
            <text:p>Opérateurs</text:p>
          </table:table-cell>
          <table:table-cell table:style-name="ce1" office:value-type="string" calcext:value-type="string">
            <text:p>Opérandes</text:p>
          </table:table-cell>
        </table:table-row>
        <table:table-row table:style-name="ro1">
          <table:table-cell office:value-type="string" calcext:value-type="string">
            <text:p>Opérations relationnelles</text:p>
          </table:table-cell>
          <table:table-cell office:value-type="string" calcext:value-type="string">
            <text:p>Déclarations Variables</text:p>
          </table:table-cell>
        </table:table-row>
        <table:table-row table:style-name="ro1">
          <table:table-cell office:value-type="string" calcext:value-type="string">
            <text:p>Opérations arithmétiques</text:p>
          </table:table-cell>
          <table:table-cell office:value-type="string" calcext:value-type="string">
            <text:p>Affectations</text:p>
          </table:table-cell>
        </table:table-row>
        <table:table-row table:style-name="ro1">
          <table:table-cell office:value-type="string" calcext:value-type="string">
            <text:p>Affectations</text:p>
          </table:table-cell>
          <table:table-cell office:value-type="string" calcext:value-type="string">
            <text:p>Appels de fonctions</text:p>
          </table:table-cell>
        </table:table-row>
        <table:table-row table:style-name="ro1">
          <table:table-cell office:value-type="string" calcext:value-type="string">
            <text:p>Incrémentations / décrémentations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/>
        </table:table-row>
        <table:table-row table:style-name="ro1">
          <table:table-cell office:value-type="string" calcext:value-type="string">
            <text:p>while</text:p>
          </table:table-cell>
          <table:table-cell/>
        </table:table-row>
        <table:table-row table:style-name="ro1">
          <table:table-cell office:value-type="string" calcext:value-type="string">
            <text:p>Déclarations de fonctions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03:38.3443894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38:18.820589048</meta:creation-date>
    <dc:date>2025-10-16T17:01:09.483013537</dc:date>
    <meta:editing-duration>PT44M21S</meta:editing-duration>
    <meta:editing-cycles>3</meta:editing-cycles>
    <meta:generator>LibreOffice/24.2.7.2$Linux_X86_64 LibreOffice_project/420$Build-2</meta:generator>
    <meta:document-statistic meta:table-count="3" meta:cell-count="40" meta:object-count="0"/>
  </office:meta>
</office:document-meta>
</file>